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ΣΟΛΟΜΩΝΙΔΗ ΕΛΕΥΘΕΡΙΑ</meta:initial-creator>
    <dc:creator>ΣΟΛΟΜΩΝΙΔΗ ΕΛΕΥΘΕΡΙΑ</dc:creator>
    <meta:creation-date>2025-07-08T09:25:00Z</meta:creation-date>
    <dc:date>2025-07-08T09:25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